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28c" officeooo:paragraph-rsid="001b828c"/>
    </style:style>
    <style:style style:name="P2" style:family="paragraph" style:parent-style-name="Standard">
      <style:text-properties officeooo:rsid="001cc04f" officeooo:paragraph-rsid="001cc04f"/>
    </style:style>
    <style:style style:name="P3" style:family="paragraph" style:parent-style-name="Standard">
      <style:text-properties officeooo:rsid="001e2949" officeooo:paragraph-rsid="001e2949"/>
    </style:style>
    <style:style style:name="P4" style:family="paragraph" style:parent-style-name="Standard">
      <style:text-properties officeooo:rsid="001fcc1a" officeooo:paragraph-rsid="001fcc1a"/>
    </style:style>
    <style:style style:name="P5" style:family="paragraph" style:parent-style-name="Standard">
      <style:text-properties officeooo:rsid="00248b15" officeooo:paragraph-rsid="00248b15"/>
    </style:style>
    <style:style style:name="P6" style:family="paragraph" style:parent-style-name="Standard">
      <style:text-properties officeooo:rsid="00248b15" officeooo:paragraph-rsid="00248b15" fo:background-color="#ff3333"/>
    </style:style>
    <style:style style:name="P7" style:family="paragraph" style:parent-style-name="Standard">
      <style:text-properties officeooo:rsid="00248b15" officeooo:paragraph-rsid="002678bf" fo:background-color="#ff3333"/>
    </style:style>
    <style:style style:name="P8" style:family="paragraph" style:parent-style-name="Standard">
      <style:text-properties officeooo:rsid="002678bf" officeooo:paragraph-rsid="002678bf" fo:background-color="#ff3333"/>
    </style:style>
    <style:style style:name="P9" style:family="paragraph" style:parent-style-name="Standard">
      <style:text-properties officeooo:rsid="0027ecd4" officeooo:paragraph-rsid="0027ecd4"/>
    </style:style>
    <style:style style:name="P10" style:family="paragraph" style:parent-style-name="Standard">
      <style:text-properties officeooo:rsid="00297332" officeooo:paragraph-rsid="00297332"/>
    </style:style>
    <style:style style:name="P11" style:family="paragraph" style:parent-style-name="Standard">
      <style:text-properties officeooo:rsid="00297332" officeooo:paragraph-rsid="00297332"/>
    </style:style>
    <style:style style:name="P12" style:family="paragraph" style:parent-style-name="Standard">
      <style:text-properties fo:font-size="14pt" fo:font-weight="bold" officeooo:rsid="002a3874" officeooo:paragraph-rsid="002a387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2a3874" officeooo:paragraph-rsid="002a387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a3874" officeooo:paragraph-rsid="002e770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a3874" officeooo:paragraph-rsid="00324cf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normal" officeooo:rsid="002a3874" officeooo:paragraph-rsid="002e770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2a3874" officeooo:paragraph-rsid="002e7700" fo:background-color="#ff3333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normal" officeooo:rsid="002a3874" officeooo:paragraph-rsid="002e7700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paragraph-rsid="002e7700"/>
    </style:style>
    <style:style style:name="P20" style:family="paragraph" style:parent-style-name="Standard">
      <style:text-properties officeooo:paragraph-rsid="00324cf2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382a02" officeooo:paragraph-rsid="00382a02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6pt" fo:font-weight="bold" officeooo:rsid="001b828c" officeooo:paragraph-rsid="001b828c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248b15" officeooo:paragraph-rsid="00248b15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297332" officeooo:paragraph-rsid="00297332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2a3874" officeooo:paragraph-rsid="002a3874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2e7700" officeooo:paragraph-rsid="002e7700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2678bf" officeooo:paragraph-rsid="002678bf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paragraph-rsid="00382a02"/>
    </style:style>
    <style:style style:name="P29" style:family="paragraph" style:parent-style-name="Standard">
      <style:text-properties officeooo:rsid="003a9840" officeooo:paragraph-rsid="003a9840"/>
    </style:style>
    <style:style style:name="P30" style:family="paragraph" style:parent-style-name="Standard">
      <style:text-properties officeooo:paragraph-rsid="003a9840"/>
    </style:style>
    <style:style style:name="P31" style:family="paragraph" style:parent-style-name="Standard">
      <style:text-properties officeooo:paragraph-rsid="004a3559"/>
    </style:style>
    <style:style style:name="P32" style:family="paragraph" style:parent-style-name="Standard">
      <style:text-properties officeooo:paragraph-rsid="004b9adc"/>
    </style:style>
    <style:style style:name="P33" style:family="paragraph" style:parent-style-name="Standard">
      <style:text-properties officeooo:rsid="0027ecd4" officeooo:paragraph-rsid="0027ecd4"/>
    </style:style>
    <style:style style:name="P34" style:family="paragraph" style:parent-style-name="Standard">
      <style:text-properties officeooo:rsid="004cab90" officeooo:paragraph-rsid="004cab90" fo:background-color="#ff3333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ff3333" loext:char-shading-value="0"/>
    </style:style>
    <style:style style:name="T2" style:family="text">
      <style:text-properties officeooo:rsid="002b7f2d"/>
    </style:style>
    <style:style style:name="T3" style:family="text">
      <style:text-properties officeooo:rsid="002cfab2"/>
    </style:style>
    <style:style style:name="T4" style:family="text">
      <style:text-properties officeooo:rsid="002e7700"/>
    </style:style>
    <style:style style:name="T5" style:family="text">
      <style:text-properties fo:font-size="12pt" style:text-underline-style="none" fo:font-weight="normal" officeooo:rsid="002a3874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e770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382a0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a387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499a9" style:font-size-asian="10.5pt" style:font-weight-asian="normal" style:font-size-complex="12pt" style:font-weight-complex="normal"/>
    </style:style>
    <style:style style:name="T10" style:family="text">
      <style:text-properties officeooo:rsid="0030ef61"/>
    </style:style>
    <style:style style:name="T11" style:family="text">
      <style:text-properties officeooo:rsid="0033b97b"/>
    </style:style>
    <style:style style:name="T12" style:family="text">
      <style:text-properties officeooo:rsid="0038cbb4"/>
    </style:style>
    <style:style style:name="T13" style:family="text">
      <style:text-properties officeooo:rsid="003a9840"/>
    </style:style>
    <style:style style:name="T14" style:family="text">
      <style:text-properties officeooo:rsid="003c4221"/>
    </style:style>
    <style:style style:name="T15" style:family="text">
      <style:text-properties officeooo:rsid="003ce655"/>
    </style:style>
    <style:style style:name="T16" style:family="text">
      <style:text-properties officeooo:rsid="003e68f8"/>
    </style:style>
    <style:style style:name="T17" style:family="text">
      <style:text-properties officeooo:rsid="003e827a"/>
    </style:style>
    <style:style style:name="T18" style:family="text">
      <style:text-properties officeooo:rsid="003e9e17"/>
    </style:style>
    <style:style style:name="T19" style:family="text">
      <style:text-properties officeooo:rsid="004028ce"/>
    </style:style>
    <style:style style:name="T20" style:family="text">
      <style:text-properties officeooo:rsid="0041050e"/>
    </style:style>
    <style:style style:name="T21" style:family="text">
      <style:text-properties officeooo:rsid="0041b241"/>
    </style:style>
    <style:style style:name="T22" style:family="text">
      <style:text-properties officeooo:rsid="0044b103"/>
    </style:style>
    <style:style style:name="T23" style:family="text">
      <style:text-properties officeooo:rsid="0044d989"/>
    </style:style>
    <style:style style:name="T24" style:family="text">
      <style:text-properties officeooo:rsid="0045fa07"/>
    </style:style>
    <style:style style:name="T25" style:family="text">
      <style:text-properties officeooo:rsid="004a3559"/>
    </style:style>
    <style:style style:name="T26" style:family="text">
      <style:text-properties officeooo:rsid="004b9ad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iste des différents liens sur l'optimisation pour la compilation en Java:</text:p>
      <text:p text:style-name="P1"/>
      <text:p text:style-name="P1"><text:a xlink:type="simple" xlink:href="http://www.javaworld.com/article/2078623/core-java/jvm-performance-optimization-part-1-a-jvm-technology-primer.html" text:style-name="Internet_20_link" text:visited-style-name="Visited_20_Internet_20_Link">http://www.javaworld.com/article/2078623/core-java/jvm-performance-optimization-part-1-a-jvm-technology-primer.html</text:a></text:p>
      <text:p text:style-name="P1"/>
      <text:p text:style-name="P1"><text:a xlink:type="simple" xlink:href="http://www.javaworld.com/article/2078635/enterprise-middleware/jvm-performance-optimization-part-2-compilers.html" text:style-name="Internet_20_link" text:visited-style-name="Visited_20_Internet_20_Link"><text:span text:style-name="T1">http://www.javaworld.com/article/2078635/enterprise-middleware/jvm-performance-optimization-part-2-compilers.html</text:span></text:a></text:p>
      <text:p text:style-name="P1"/>
      <text:p text:style-name="P1"><text:a xlink:type="simple" xlink:href="http://www.javaworld.com/article/2076060/build-ci-sdlc/compiler-optimizations.html" text:style-name="Internet_20_link" text:visited-style-name="Visited_20_Internet_20_Link">http://www.javaworld.com/article/2076060/build-ci-sdlc/compiler-optimizations.html</text:a></text:p>
      <text:p text:style-name="P1"/>
      <text:p text:style-name="P2"><text:a xlink:type="simple" xlink:href="http://web.stanford.edu/class/archive/cs/cs108/cs108.1082/handouts/39ImplementationHotspot.pdf" text:style-name="Internet_20_link" text:visited-style-name="Visited_20_Internet_20_Link"><text:span text:style-name="T1">http://web.stanford.edu/class/archive/cs/cs108/cs108.1082/handouts/39ImplementationHotspot.pdf</text:span></text:a></text:p>
      <text:p text:style-name="P2"/>
      <text:p text:style-name="P3">http://www.oracle.com/technetwork/java/whitepaper-135217.html</text:p>
      <text:p text:style-name="P4"/>
      <text:p text:style-name="P4"/>
      <text:p text:style-name="P4"/>
      <text:p text:style-name="P22">JIT Compiler:</text:p>
      <text:p text:style-name="P1"/>
      <text:p text:style-name="P1"><text:a xlink:type="simple" xlink:href="http://www.sdsc.edu/~allans/cs231/openjit.pdf" text:style-name="Internet_20_link" text:visited-style-name="Visited_20_Internet_20_Link">http://www.sdsc.edu/~allans/cs231/openjit.pdf</text:a></text:p>
      <text:p text:style-name="P1"/>
      <text:p text:style-name="P2"><text:a xlink:type="simple" xlink:href="http://docs.oracle.com/cd/E15289_01/doc.40/e15058/underst_jit.htm" text:style-name="Internet_20_link" text:visited-style-name="Visited_20_Internet_20_Link"><text:span text:style-name="T1">http://docs.oracle.com/cd/E15289_01/doc.40/e15058/underst_jit.htm</text:span></text:a></text:p>
      <text:p text:style-name="P2"/>
      <text:p text:style-name="P2"/>
      <text:p text:style-name="P23">Lien sur différents livres utiles:</text:p>
      <text:p text:style-name="P5"/>
      <text:p text:style-name="P6"><text:a xlink:type="simple" xlink:href="https://www.usenix.org/legacy/publications/library/proceedings/jvm02/yu/yu_html/node3.html" text:style-name="Internet_20_link" text:visited-style-name="Visited_20_Internet_20_Link">https://www.usenix.org/legacy/publications/library/proceedings/jvm02/yu/yu_html/node3.html</text:a></text:p>
      <text:p text:style-name="P6"/>
      <text:p text:style-name="P6"/>
      <text:p text:style-name="P27">Liens sur l'optimisation static:</text:p>
      <text:p text:style-name="P7"/>
      <text:p text:style-name="P8">http://blog.soat.fr/2015/10/java-entre-compilation-statique-et-dynamique-mon-coeur-balance/</text:p>
      <text:p text:style-name="P2"/>
      <text:p text:style-name="P9"><text:a xlink:type="simple" xlink:href="https://en.wikipedia.org/wiki/List_of_optimization_software" text:style-name="Internet_20_link" text:visited-style-name="Visited_20_Internet_20_Link">https://en.wikipedia.org/wiki/List_of_optimization_software</text:a></text:p>
      <text:p text:style-name="P9"/>
      <text:p text:style-name="P34">https://briangordon.github.io/2014/01/javac-optimizations.html</text:p>
      <text:p text:style-name="P9"/>
      <text:p text:style-name="P9"/>
      <text:p text:style-name="P24">Lien sur les techniques d'optimisation:</text:p>
      <text:p text:style-name="P10"/>
      <text:p text:style-name="P10"><text:a xlink:type="simple" xlink:href="https://en.wikipedia.org/wiki/Optimizing_compiler" text:style-name="Internet_20_link" text:visited-style-name="Visited_20_Internet_20_Link">https://en.wikipedia.org/wiki/Optimizing_compiler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5">Liste des différentes techniques d'optimisation:</text:p>
      <text:p text:style-name="P12"/>
      <text:p text:style-name="P13">-Inlinning: remplacer les appels de méthodes/classes par le corps de celle-ci si elle font moins de 35bits (valeurs prises sur Internet)</text:p>
      <text:p text:style-name="P13"/>
      <text:p text:style-name="P13">-dead code elminination: effacer les portions de codes inaccessibles (variable non utilisé, boucle dans lesquelles on ne peut pas rentrer, voir plus loin...)</text:p>
      <text:p text:style-name="P13"/>
      <text:p text:style-name="P13">-<text:span text:style-name="T2">Peephole: principe changer par des opéations équivalentes mais moins coûteuses (au lieu de multiplié par 2 on décale à gauche ou on l'additionne à lui même)</text:span></text:p>
      <text:p text:style-name="P13"/>
      <text:p text:style-name="P13">-<text:span text:style-name="T3">local optimization: peu analyse (vu sur wikipedia mais principe non explicité)</text:span></text:p>
      <text:p text:style-name="P13"/>
      <text:p text:style-name="P13">-<text:span text:style-name="T3">global optimization: idem</text:span></text:p>
      <text:p text:style-name="P13"/>
      <text:p text:style-name="P15">-<text:span text:style-name="T10">loop optimization: de nombreuses optimisation possibles des boucles. (plus détaillée après)</text:span></text:p>
      <text:p text:style-name="P15"/>
      <text:p text:style-name="P20"><text:span text:style-name="T9">(</text:span><text:span text:style-name="T8">-</text:span>Prescient store optimizations: <text:span text:style-name="T11">réagement de code dans le cas de synchronisation de threads tout en conservant la sémantique of properly synchronzed pograms.)</text:span></text:p>
      <text:p text:style-name="P20"/>
      <text:p text:style-name="P20"/>
      <text:p text:style-name="P21">Différents types des optimisations de boucle:</text:p>
      <text:p text:style-name="P21"/>
      <text:p text:style-name="P28"><text:span text:style-name="T7">-</text:span><text:a xlink:type="simple" xlink:href="https://en.wikipedia.org/wiki/Loop_fission" text:style-name="Internet_20_link" text:visited-style-name="Visited_20_Internet_20_Link">Fission/distribution</text:a> : <text:span text:style-name="T12">divise une boucle</text:span></text:p>
      <text:p text:style-name="P28">-<text:a xlink:type="simple" xlink:href="https://en.wikipedia.org/wiki/Loop_fusion" text:style-name="Internet_20_link" text:visited-style-name="Visited_20_Internet_20_Link">Fusion/combining</text:a> : <text:span text:style-name="T13">fusionne des boucles</text:span></text:p>
      <text:p text:style-name="P29">La fusion et la fission sont à utiliser dans des cas différents (difficilement discernable je pense).</text:p>
      <text:p text:style-name="P29"/>
      <text:p text:style-name="P29">-<text:a xlink:type="simple" xlink:href="https://en.wikipedia.org/wiki/Loop_interchange" text:style-name="Internet_20_link" text:visited-style-name="Visited_20_Internet_20_Link">Interchange/permutation</text:a>: <text:span text:style-name="T14">permutte les indices dans une double boucle, permet dans le cas d'un tableau double dimensions d'accèder aux cases du tableaux contigües dans la mémoire.</text:span></text:p>
      <text:p text:style-name="P29"/>
      <text:p text:style-name="P29">-<text:a xlink:type="simple" xlink:href="https://en.wikipedia.org/wiki/Loop_inversion" text:style-name="Internet_20_link" text:visited-style-name="Visited_20_Internet_20_Link">Inversion</text:a>: <text:span text:style-name="T15">remplace un while par un if + do while (améliore la performance sur les architectures modernes)</text:span></text:p>
      <text:p text:style-name="P29"/>
      <text:p text:style-name="P30"><text:span text:style-name="T13">-</text:span><text:a xlink:type="simple" xlink:href="https://en.wikipedia.org/wiki/Loop-invariant_code_motion" text:style-name="Internet_20_link" text:visited-style-name="Visited_20_Internet_20_Link">Loop-invariant code motion</text:a> : <text:span text:style-name="T16">sort les opérations constantes d'une boucle en dehors de la boucle.</text:span></text:p>
      <text:p text:style-name="P30"/>
      <text:p text:style-name="P30">-<text:a xlink:type="simple" xlink:href="https://en.wikipedia.org/wiki/Automatic_parallelization" text:style-name="Internet_20_link" text:visited-style-name="Visited_20_Internet_20_Link">automatic parallelization</text:a>: <text:span text:style-name="T17">parcours des boucles en parallèle sur des multiprocesseurs. (pas forcément implémentable).</text:span></text:p>
      <text:p text:style-name="P30"/>
      <text:p text:style-name="P30">-<text:span text:style-name="T18">Reversal: </text:span>Loop reversal reverses the order in which values are assigned to the index variable</text:p>
      <text:p text:style-name="P30"/>
      <text:p text:style-name="P30">-<text:a xlink:type="simple" xlink:href="https://en.wikipedia.org/wiki/Loop_scheduling" text:style-name="Internet_20_link" text:visited-style-name="Visited_20_Internet_20_Link">Scheduling</text:a>: <text:span text:style-name="T19">fait une boucle sur plusieurs processeur (pas forcément implémenable).</text:span></text:p>
      <text:p text:style-name="P30"/>
      <text:p text:style-name="P30">-<text:a xlink:type="simple" xlink:href="https://en.wikipedia.org/wiki/Loop_skewing" text:style-name="Internet_20_link" text:visited-style-name="Visited_20_Internet_20_Link">Skewing</text:a> : <text:span text:style-name="T20">pas tout compris. Mais dans une double boucle s'arrange pour que les dépendances soient hors de la boucle.</text:span></text:p>
      <text:p text:style-name="P30"/>
      <text:p text:style-name="P30">-<text:a xlink:type="simple" xlink:href="https://en.wikipedia.org/wiki/Software_pipelining" text:style-name="Internet_20_link" text:visited-style-name="Visited_20_Internet_20_Link">Software pipelining</text:a> : <text:span text:style-name="T21">pas tout compris et assez complexe. Fait les boucles sur plusieurs processeurs </text:span><text:soft-page-break/><text:span text:style-name="T21">(ou simule plusieurs processeurs). (pas forcément implémentable).</text:span></text:p>
      <text:p text:style-name="P30"/>
      <text:p text:style-name="P30">-<text:a xlink:type="simple" xlink:href="https://en.wikipedia.org/wiki/Loop_splitting" text:style-name="Internet_20_link" text:visited-style-name="Visited_20_Internet_20_Link">Splitting/peeling</text:a>: <text:span text:style-name="T22">compréhension assez simple mais difficilement explicable sans exemple. Sort les dépendances de la boucle. Possible si des vaiables peuvent s'écrire en fonction de l'indice de parcout par exemple.</text:span></text:p>
      <text:p text:style-name="P30"/>
      <text:p text:style-name="P30">-<text:a xlink:type="simple" xlink:href="https://en.wikipedia.org/wiki/Loop_tiling" text:style-name="Internet_20_link" text:visited-style-name="Visited_20_Internet_20_Link">Tiling/blocking</text:a>: <text:span text:style-name="T23">change les indices de la boucle de et divise la boucle de manière à forcer les variables à rester dans le cache pour y avoi plus rapidement accès (difficile de savoir quand et comment l'appliquer je pense).</text:span></text:p>
      <text:p text:style-name="P30"/>
      <text:p text:style-name="P30">-<text:a xlink:type="simple" xlink:href="https://en.wikipedia.org/wiki/Automatic_vectorization" text:style-name="Internet_20_link" text:visited-style-name="Visited_20_Internet_20_Link">Vectorization</text:a>: <text:span text:style-name="T24">essaie de faire le plus d'itérations possible sur le plus de processeurs possibles. (pas implémentable).</text:span></text:p>
      <text:p text:style-name="P30"/>
      <text:p text:style-name="P31">-<text:a xlink:type="simple" xlink:href="https://en.wikipedia.org/wiki/Loop_unrolling" text:style-name="Internet_20_link" text:visited-style-name="Visited_20_Internet_20_Link">Unrolling</text:a>: <text:span text:style-name="T25">allonge le corps d'une boucle de manière à faire plus d'opérations en un tour et faire moins de tours en tout.</text:span></text:p>
      <text:p text:style-name="P31"/>
      <text:p text:style-name="P32"><text:span text:style-name="T25">-</text:span><text:a xlink:type="simple" xlink:href="https://en.wikipedia.org/wiki/Loop_unswitching" text:style-name="Internet_20_link" text:visited-style-name="Visited_20_Internet_20_Link">Unswitching</text:a> : <text:span text:style-name="T26">met une condition intérieur à une boucle à l'extérieur puis dupliquer la boucle (plus facile de parcourir la boucle sur plusieus coeur je crois).</text:span></text:p>
      <text:p text:style-name="P32"/>
      <text:p text:style-name="P32"><text:span text:style-name="T26"><text:s/></text:span></text:p>
      <text:p text:style-name="P30"/>
      <text:p text:style-name="P30"/>
      <text:p text:style-name="P15"/>
      <text:p text:style-name="P15"><text:span text:style-name="T10"><text:s/></text:span></text:p>
      <text:p text:style-name="P13"/>
      <text:p text:style-name="P13"/>
      <text:p text:style-name="P13"/>
      <text:p text:style-name="P13"/>
      <text:p text:style-name="P26">Explication plus poussé de certaines technique:</text:p>
      <text:p text:style-name="P14"/>
      <text:p text:style-name="P17"><text:span text:style-name="T2">Peephole:</text:span></text:p>
      <text:p text:style-name="P16"/>
      <text:p text:style-name="P19"><text:span text:style-name="T5"><text:tab/></text:span><text:span text:style-name="T6">Constant Folding</text:span> – Evaluate constant subexpressions in advance.<text:tab/><text:tab/><text:span text:style-name="T4">See </text:span><text:a xlink:type="simple" xlink:href="https://en.wikipedia.org/wiki/Constant_folding" text:style-name="Internet_20_link" text:visited-style-name="Visited_20_Internet_20_Link">Constant folding</text:a> <text:s/><text:tab/><text:span text:style-name="T4">Strenght reduction, </text:span>Repl slow operations with faster equivalents. <text:tab/><text:span text:style-name="T4">See </text:span><text:a xlink:type="simple" xlink:href="https://en.wikipedia.org/wiki/Strength_reduction" text:style-name="Internet_20_link" text:visited-style-name="Visited_20_Internet_20_Link">Strength reduction</text:a></text:p>
      <text:list xml:id="list4911948668494053307" text:style-name="L1">
        <text:list-header>
          <text:p text:style-name="P36">Null sequences – Delete useless operations. </text:p>
          <text:p text:style-name="P36">Combine operations – Replace several operations with one equivalent. </text:p>
          <text:p text:style-name="P36">Algebraic laws – Use algebraic laws to simplify or reorder instructions. </text:p>
          <text:p text:style-name="P36">Special case instructions – Use instructions designed for special operand cases. </text:p>
          <text:p text:style-name="P35">Address mode operations – Use address modes to simplify code. </text:p>
        </text:list-header>
      </text:list>
      <text:p text:style-name="Text_20_body"/>
      <text:p text:style-name="Text_20_body"/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arre</meta:initial-creator>
    <meta:creation-date>2017-01-09T11:33:12.020449024</meta:creation-date>
    <dc:date>2017-01-10T17:16:04.041570034</dc:date>
    <dc:creator>Thibault Carre</dc:creator>
    <meta:editing-duration>PT2H32M40S</meta:editing-duration>
    <meta:editing-cycles>49</meta:editing-cycles>
    <meta:generator>LibreOffice/4.3.7.2$Linux_X86_64 LibreOffice_project/430$Build-2</meta:generator>
    <meta:document-statistic meta:table-count="0" meta:image-count="0" meta:object-count="0" meta:page-count="3" meta:paragraph-count="52" meta:word-count="536" meta:character-count="4572" meta:non-whitespace-character-count="4073"/>
  </office:meta>
</office:document-meta>
</file>